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text-properties fo:font-size="14pt" fo:font-weight="normal" officeooo:rsid="011e3742" officeooo:paragraph-rsid="011e3742" style:font-size-asian="14pt" style:font-weight-asian="normal" style:font-size-complex="14pt" style:font-weight-complex="normal"/>
    </style:style>
    <style:style style:name="P7" style:family="paragraph" style:parent-style-name="Standard">
      <style:text-properties fo:font-size="14pt" fo:font-weight="normal" officeooo:rsid="011ed258" officeooo:paragraph-rsid="011ed258"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text-properties fo:font-size="14pt" fo:font-weight="normal" officeooo:rsid="011ed258" officeooo:paragraph-rsid="011ed258" style:font-size-asian="14pt" style:font-weight-asian="normal" style:font-size-complex="14pt" style:font-weight-complex="normal"/>
    </style:style>
    <style:style style:name="P10" style:family="paragraph" style:parent-style-name="Standard">
      <style:text-properties fo:font-size="14pt" fo:font-weight="normal" officeooo:rsid="0121db52" officeooo:paragraph-rsid="0121db52" style:font-size-asian="14pt" style:font-weight-asian="normal" style:font-size-complex="14pt" style:font-weight-complex="normal"/>
    </style:style>
    <style:style style:name="P11" style:family="paragraph" style:parent-style-name="Standard">
      <style:text-properties fo:font-size="14pt" officeooo:paragraph-rsid="0121db52" style:font-size-asian="14pt" style:font-size-complex="14pt"/>
    </style:style>
    <style:style style:name="P12" style:family="paragraph" style:parent-style-name="Standard">
      <style:paragraph-properties fo:text-align="center" style:justify-single-word="false"/>
      <style:text-properties fo:font-size="20pt" fo:font-weight="bold" officeooo:paragraph-rsid="0121db52" style:font-size-asian="20pt" style:font-weight-asian="bold" style:font-size-complex="20pt" style:font-weight-complex="bold"/>
    </style:style>
    <style:style style:name="T1" style:family="text">
      <style:text-properties officeooo:rsid="00d89bbb"/>
    </style:style>
    <style:style style:name="T2" style:family="text">
      <style:text-properties officeooo:rsid="00fa3b35"/>
    </style:style>
    <style:style style:name="T3" style:family="text">
      <style:text-properties fo:font-weight="bold" style:font-weight-asian="bold" style:font-weight-complex="bold"/>
    </style:style>
    <style:style style:name="T4" style:family="text">
      <style:text-properties officeooo:rsid="011e3742"/>
    </style:style>
    <style:style style:name="T5" style:family="text">
      <style:text-properties officeooo:rsid="01201ea8"/>
    </style:style>
    <style:style style:name="T6" style:family="text">
      <style:text-properties officeooo:rsid="0121db52"/>
    </style:style>
    <style:style style:name="T7" style:family="text">
      <style:text-properties officeooo:rsid="0122d5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4">New Afmt conversion in AVX-512</text:span>.</text:p>
      <text:p text:style-name="P1">Richard Parker <text:span text:style-name="T4">23.5</text:span>.201<text:span text:style-name="T2">8</text:span></text:p>
      <text:p text:style-name="P5"/>
      <text:p text:style-name="P8">Section 1 – Introduction<text:span text:style-name="T1">.</text:span></text:p>
      <text:p text:style-name="P4"/>
      <text:p text:style-name="P6">After implementing the "accumulator grease" methods on AVX-2, it is clear that they are faster than simple grease, and although the margin is not that large, it seems clear that, for large enough matrices anyway, it is faster than any other methods I know.</text:p>
      <text:p text:style-name="P6"/>
      <text:p text:style-name="P6">The newer Intel chips come equipped with 512-bit registers and a new "AVX-512" set of instructions to operate with them. <text:s/>Although as-yet untried, it looks very likely that this will speed up the multiply-and-add part of the operation by a factor of at least two, since the "ternary logic" instruction and the double-width registers (compared to AVX-2) fit well with the accumulator grease.</text:p>
      <text:p text:style-name="P6"/>
      <text:p text:style-name="P6">Already with AVX-2 the Afmt conversion takes about 10% of the time at the 16,000 scale, and this looks set to increase to 25% if the multiply-and-add really does get that much faster. <text:s/>It becomes appropriate to wonder whether AVX-512 can be used to speed up the Afmt conversion, and a preliminary look suggests that this may well be possible.</text:p>
      <text:p text:style-name="P6"/>
      <text:p text:style-name="P6">This document takes a closer look at this idea.<text:span text:style-name="T6"> <text:s/>Whether this is possible or not, the result should be clearer understanding of the issues involved, with possible favorable outcomes for both future design of HPMI and in the area of AVX-512 programming.</text:span></text:p>
      <text:p text:style-name="P6"/>
      <text:p text:style-name="P6">One concept that needs to be clarified from the outset is that the data is dealt with in <text:span text:style-name="T3">lanes</text:span>. <text:s/>In the context of this Afmt conversion, a box consists of perhaps 1024 rows each consisting of 64 bytes of Dfmt data, where the first four (of 64) is lane 0, the second four lane 1 and so on to lane 15. <text:s/>Data will not be moving out of its lane.</text:p>
      <text:p text:style-name="P6"/>
      <text:p text:style-name="P6">The first phase must sort each lane separately into Gray-code order. <text:s/>I suspect that the current approach of chaining the data into 2049 lists, then chaining these together may still be appropriate, but the subject of how to do this first phase is by no means clear so far. <text:s/>The result of this phase consists of the data with the lanes sorted, and an addition variable specifying for each 32-bit data item, in which row it originated. <text:s/>We will then be able to process the data 16 lanes at a time.</text:p>
      <text:p text:style-name="P6"/>
      <text:p text:style-name="P7">The second phase deals with the problem of making the extra (uncommon and rare) Gray-code differences, and again the details are unclear. <text:s/>The idea is that most of the differences will be <text:soft-page-break/>common and no action is required, and that the requirements to make the "rare" differences are dealt with by putting the problems onto a list and using scalar code to deal with them. <text:s/>It is particularly unclear as to how the uncommon data is handled, and whether the table of 256 is common to all the lanes or whether each lane has its own map of the brick work area.</text:p>
      <text:p text:style-name="P7"/>
      <text:p text:style-name="P7">The third phase generates the afmt. <text:s/>There are several tricky bits of work to do here, but <text:span text:style-name="T5">I believe the operations are a reasonable fit for AVX-512, and that no insuperable difficulties will arise in this phase. <text:s/>It involves looking up data to make the 51-code (10 bits -&gt; two 7-bit data items), swapping two 7-bit fields depending on a bit of the next word, and looking up the code value for the one going into the accumulator and looking up the slot for the Gray code difference.</text:span></text:p>
      <text:p text:style-name="P7"/>
      <text:p text:style-name="P12">Section <text:span text:style-name="T6">2</text:span> – <text:span text:style-name="T6">The first phase - "sorting".</text:span></text:p>
      <text:p text:style-name="P11"/>
      <text:p text:style-name="P10">In the current (sequential) implementation, the<text:span text:style-name="T7"> very first step is a kind of </text:span>"transpose"<text:span text:style-name="T7">, reorganizing the data so from a box (e.g. 1024) of rows of 16</text:span> 32-bit quantities <text:span text:style-name="T7">(one cache line) </text:span>are reorganized so that each set of 1024 x 32-bit chunk is housed in a single 4K block, so that all the accesses can come from L1 cache.<text:span text:style-name="T7"> <text:s/>This is no longer going to be that easy!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5-23T16:38:14.848967068</dc:date>
    <meta:editing-duration>P4DT9H34M35S</meta:editing-duration>
    <meta:editing-cycles>439</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4" meta:word-count="648" meta:character-count="3612" meta:non-whitespace-character-count="2960"/>
  </office:meta>
</office:document-meta>
</file>